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335" officeooo:paragraph-rsid="001c2335"/>
    </style:style>
    <style:style style:name="P2" style:family="paragraph" style:parent-style-name="Standard">
      <style:text-properties officeooo:rsid="001c2335" officeooo:paragraph-rsid="001d3291"/>
    </style:style>
    <style:style style:name="T1" style:family="text">
      <style:text-properties officeooo:rsid="001d3291"/>
    </style:style>
    <style:style style:name="T2" style:family="text">
      <style:text-properties officeooo:rsid="001e2d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ki Adel</text:p>
      <text:p text:style-name="P1">254 Rue du Pré au<text:span text:style-name="T2">x</text:span> Clerc<text:span text:style-name="T2">s</text:span> </text:p>
      <text:p text:style-name="P1">Montpellier 34090</text:p>
      <text:p text:style-name="P1">terki.<text:a xlink:type="simple" xlink:href="mailto:adel@yahoo" text:style-name="Internet_20_link" text:visited-style-name="Visited_20_Internet_20_Link">adel@yahoo</text:a>.com</text:p>
      <text:p text:style-name="P1">07 68 25 89 00 </text:p>
      <text:p text:style-name="P1"/>
      <text:p text:style-name="P1">Objet : Emploie étudiant</text:p>
      <text:p text:style-name="P1"/>
      <text:p text:style-name="P1"><text:tab/>Madame,Monsieur</text:p>
      <text:p text:style-name="P1"/>
      <text:p text:style-name="P1"><text:tab/>Je me permets de vous proposer ma candidature au poste de moniteur étudiant au sein de l’une des BU(s) de l’université de Montpellier.</text:p>
      <text:p text:style-name="P1"/>
      <text:p text:style-name="P2"><text:tab/>Ce poste me permettra de financer mes études ainsi qu’a enrichir mon expérience professionnelle .De plus j'estime avoir les compétences et qualités requises pour mener à bien les missions <text:span text:style-name="T1">demandées au sein d’une bibliothèque.</text:span></text:p>
      <text:p text:style-name="P2"/>
      <text:p text:style-name="P2"><text:span text:style-name="T1"><text:tab/>Voici une liste des BUs pour lesquelles <text:s/>je souhaiterais postuler :</text:span></text:p>
      <text:p text:style-name="P2"/>
      <text:p text:style-name="P2"><text:span text:style-name="T1"><text:tab/><text:tab/>-Sciences</text:span></text:p>
      <text:p text:style-name="P2"><text:span text:style-name="T1"><text:tab/><text:tab/>-Richter</text:span></text:p>
      <text:p text:style-name="P2"><text:span text:style-name="T1"><text:tab/><text:tab/>-Pharmacie</text:span></text:p>
      <text:p text:style-name="P2"><text:span text:style-name="T1"><text:tab/><text:tab/>-Odontologie</text:span></text:p>
      <text:p text:style-name="P2"/>
      <text:p text:style-name="P2"/>
      <text:p text:style-name="P2"><text:span text:style-name="T1"><text:tab/>Dans l’attente d’une réponse favorable , je vous pris de recevoir mes salutations les plus distinguées.</text:span></text:p>
      <text:p text:style-name="P2"/>
      <text:p text:style-name="P2"/>
      <text:p text:style-name="P2"/>
      <text:p text:style-name="P2"><text:tab/><text:tab/><text:tab/><text:tab/><text:tab/><text:tab/><text:tab/><text:tab/><text:tab/><text:tab/><text:span text:style-name="T1">Cordialement,</text:span></text:p>
      <text:p text:style-name="P2"><text:tab/><text:tab/><text:tab/><text:tab/><text:tab/><text:tab/><text:tab/><text:tab/><text:tab/><text:tab/><text:span text:style-name="T1">Mr TERK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1:35:50.426350607</meta:creation-date>
    <dc:date>2017-05-19T11:53:07.186360464</dc:date>
    <meta:editing-duration>PT5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12" meta:character-count="749" meta:non-whitespace-character-count="618"/>
  </office:meta>
</office:document-meta>
</file>